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4b2f0"/>
    </style:style>
    <style:style style:name="P2" style:family="paragraph" style:parent-style-name="Standard">
      <style:text-properties officeooo:rsid="0015d6fb" officeooo:paragraph-rsid="0015d6fb"/>
    </style:style>
    <style:style style:name="P3" style:family="paragraph" style:parent-style-name="Standard">
      <style:text-properties officeooo:rsid="0016dce6" officeooo:paragraph-rsid="0016dce6" fo:background-color="#fff200"/>
    </style:style>
    <style:style style:name="P4" style:family="paragraph" style:parent-style-name="Standard">
      <style:text-properties officeooo:rsid="0018992b" officeooo:paragraph-rsid="0018992b" fo:background-color="#fff200"/>
    </style:style>
    <style:style style:name="P5" style:family="paragraph" style:parent-style-name="Standard">
      <style:text-properties officeooo:rsid="001681c7" officeooo:paragraph-rsid="001681c7" fo:background-color="transparent"/>
    </style:style>
    <style:style style:name="P6" style:family="paragraph" style:parent-style-name="Standard">
      <style:text-properties officeooo:rsid="001681c7" officeooo:paragraph-rsid="001b4bb6" fo:background-color="transparent"/>
    </style:style>
    <style:style style:name="P7" style:family="paragraph" style:parent-style-name="Standard">
      <style:text-properties officeooo:rsid="0016dce6" officeooo:paragraph-rsid="0016dce6" fo:background-color="transparent"/>
    </style:style>
    <style:style style:name="P8" style:family="paragraph" style:parent-style-name="Standard">
      <style:text-properties officeooo:rsid="0016dce6" officeooo:paragraph-rsid="001ae960" fo:background-color="transparent"/>
    </style:style>
    <style:style style:name="P9" style:family="paragraph" style:parent-style-name="Standard">
      <style:text-properties officeooo:rsid="0016dce6" officeooo:paragraph-rsid="001b4bb6" fo:background-color="transparent"/>
    </style:style>
    <style:style style:name="P10" style:family="paragraph" style:parent-style-name="Standard">
      <style:text-properties officeooo:rsid="0018992b" officeooo:paragraph-rsid="0016dce6" fo:background-color="transparent"/>
    </style:style>
    <style:style style:name="P11" style:family="paragraph" style:parent-style-name="Standard">
      <style:text-properties officeooo:rsid="0018992b" officeooo:paragraph-rsid="0018992b" fo:background-color="transparent"/>
    </style:style>
    <style:style style:name="P12" style:family="paragraph" style:parent-style-name="Standard">
      <style:text-properties officeooo:rsid="0018992b" officeooo:paragraph-rsid="001b4bb6" fo:background-color="transparent"/>
    </style:style>
    <style:style style:name="P13" style:family="paragraph" style:parent-style-name="Standard">
      <style:text-properties officeooo:rsid="001a3266" officeooo:paragraph-rsid="001a3266" fo:background-color="transparent"/>
    </style:style>
    <style:style style:name="P14" style:family="paragraph" style:parent-style-name="Standard">
      <style:text-properties officeooo:rsid="001ae960" officeooo:paragraph-rsid="0016dce6" fo:background-color="transparent"/>
    </style:style>
    <style:style style:name="P15" style:family="paragraph" style:parent-style-name="Standard">
      <style:text-properties officeooo:rsid="001ae960" officeooo:paragraph-rsid="001ae960" fo:background-color="transparent"/>
    </style:style>
    <style:style style:name="P16" style:family="paragraph" style:parent-style-name="Standard">
      <style:text-properties officeooo:paragraph-rsid="001b4bb6"/>
    </style:style>
    <style:style style:name="T1" style:family="text">
      <style:text-properties officeooo:rsid="0014b2f0"/>
    </style:style>
    <style:style style:name="T2" style:family="text">
      <style:text-properties officeooo:rsid="0015d6fb"/>
    </style:style>
    <style:style style:name="T3" style:family="text">
      <style:text-properties officeooo:rsid="001681c7"/>
    </style:style>
    <style:style style:name="T4" style:family="text">
      <style:text-properties officeooo:rsid="001681c7" fo:background-color="#fff200" loext:char-shading-value="0"/>
    </style:style>
    <style:style style:name="T5" style:family="text">
      <style:text-properties fo:background-color="#fff200" loext:char-shading-value="0"/>
    </style:style>
    <style:style style:name="T6" style:family="text">
      <style:text-properties officeooo:rsid="0018992b" fo:background-color="#fff200" loext:char-shading-value="0"/>
    </style:style>
    <style:style style:name="T7" style:family="text">
      <style:text-properties officeooo:rsid="0016dce6"/>
    </style:style>
    <style:style style:name="T8" style:family="text">
      <style:text-properties officeooo:rsid="001681c7" fo:background-color="transparent" loext:char-shading-value="0"/>
    </style:style>
    <style:style style:name="T9" style:family="text">
      <style:text-properties fo:background-color="transparent" loext:char-shading-value="0"/>
    </style:style>
    <style:style style:name="T10" style:family="text">
      <style:text-properties officeooo:rsid="0018992b"/>
    </style:style>
    <style:style style:name="T11" style:family="text">
      <style:text-properties officeooo:rsid="001a3266"/>
    </style:style>
    <style:style style:name="T12" style:family="text">
      <style:text-properties officeooo:rsid="001ae960"/>
    </style:style>
    <style:style style:name="T13" style:family="text">
      <style:text-properties officeooo:rsid="001b4b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text:span text:style-name="T13">Поверьте в текст</text:span></text:p>
      <text:p text:style-name="Standard"/>
      <text:p text:style-name="P16">Заманчиво оживить страницы графикой - но иногда даже <text:span text:style-name="T1">небольшие изменения</text:span> - это слишком. </text:p>
      <text:p text:style-name="P16"><text:span text:style-name="T1">По возможности</text:span>, ваша навигационная система должна основываться на текстовых ссылках, а не на <text:span text:style-name="T1">изображениях</text:span> или графических кнопках. </text:p>
      <text:p text:style-name="P1">Исследования показали, что посетители будут смотреть и пробовать текстовые ссылки, прежде чем нажимать на графически<text:span text:style-name="T1">е кнопки.</text:span></text:p>
      <text:p text:style-name="P1"/>
      <text:p text:style-name="P16"><text:span text:style-name="T1">2. Лучший <text:s/>ALT-текст</text:span></text:p>
      <text:p text:style-name="P1"/>
      <text:p text:style-name="P1">Если вы должны использовать графическую навигационную систему, включите описательный ALT-текст (текст, который появляется, когда вы удерживаете мышь над изображением на веб-странице или когда изображение не появляется) подписи. </text:p>
      <text:p text:style-name="P1">ALT text<text:span text:style-name="T1"> </text:span><text:s/>позволит посетителям, использующим текстовые браузеры, такие как Lynx, или просматривающим страницы с отключенной графикой, найти свой путь.</text:p>
      <text:p text:style-name="P1">В дополнение к графическим навигационным кнопкам обязательно включите текстовые ссылки в нижней части каждой страницы, которые обеспечивают четкий <text:span text:style-name="T1">путь</text:span> к <text:span text:style-name="T1">главным</text:span> областям вашего сайта.</text:p>
      <text:p text:style-name="P1"/>
      <text:p text:style-name="P2"><text:span text:style-name="T13">3. </text:span>Составте карту сайта <text:s/></text:p>
      <text:p text:style-name="P1"/>
      <text:p text:style-name="P1">Карта сайта дает хороший обзор вашего сайта и обеспечивает дополнительную ориентацию для посетителей. <text:s/>Он<text:span text:style-name="T2">а</text:span> долж<text:span text:style-name="T2">на </text:span>быть в <text:span text:style-name="T8">виде</text:span><text:span text:style-name="T9"> схемы </text:span><text:span text:style-name="T8">(outline form)</text:span> и включать все основные разделы вашего сайта с ключевыми подстраницами, перечисленными под этими разделами. <text:s/>Например, вы можете сгруппировать страницы часто задаваемых вопросов, контактов и устранения неполадок, чтобы все они были доступны со страницы поддержки. <text:s/><text:span text:style-name="T3">Хорошая идея </text:span><text:s/>посетить несколько крупных сайтов, чтобы получить некоторые идеи по созданию эффективной карты сайта.</text:p>
      <text:p text:style-name="P5"/>
      <text:p text:style-name="P5"><text:span text:style-name="T13">4. И</text:span>збегайте <text:span text:style-name="T7">фреймов</text:span></text:p>
      <text:p text:style-name="P5"/>
      <text:p text:style-name="P6">Избегайте фреймов (которые являются способом разделения экрана браузера на отдельные окна, каждое из которых имеет свою собственную полосу прокрутки для перемещения вверх или вниз по тексту) везде, где это возможно.</text:p>
      <text:p text:style-name="P6">Большинство опытных браузеров не любят их, и они могут сбить с толку посетителей, которым внезапно представляются несколько полос прокрутки. </text:p>
      <text:p text:style-name="P6">Если вы намерены использовать фреймы на своем сайте, вам лучше взять на себя дополнительную работу, потому что вам придется создать версию сайта без фреймов для посетителей, чьи браузеры не поддерживают фреймы.</text:p>
      <text:p text:style-name="P7"/>
      <text:p text:style-name="P7"><text:span text:style-name="T13">5. </text:span>Последовательность имеет значение</text:p>
      <text:p text:style-name="P7"/>
      <text:p text:style-name="P9">Не меняйте расположение элементов навигации или цвет посещаемых и не посещаемых ссылок от страницы к странице. </text:p>
      <text:p text:style-name="P9">И не умничайте со ссылками и кнопками, которые появляются и исчезают: включение и выключение вещей обычно делается как попытка дать посетителям знать, где они находятся на сайте, но чаще всего это приводит их в замешательство.</text:p>
      <text:p text:style-name="P3"/>
      <text:p text:style-name="P3"/>
      <text:p text:style-name="P3"/>
      <text:p text:style-name="P3"/>
      <text:p text:style-name="P7"><text:soft-page-break/>6. Всего в одном клике</text:p>
      <text:p text:style-name="P7"/>
      <text:p text:style-name="P9">Держите контент под рукой. Каждая страница на вашем сайте должна быть доступна с любой другой в течение четырех кликов.</text:p>
      <text:p text:style-name="P9">Вы должны регулярно пересматривать структуру своей страницы и ссылки, а также вносить необходимые коррективы. </text:p>
      <text:p text:style-name="P9">Люди приходят на ваш сайт, чтобы найти информацию- не заставляйте их её копать.</text:p>
      <text:p text:style-name="P14"/>
      <text:p text:style-name="P15">7.Избегайте поиска</text:p>
      <text:p text:style-name="P7"/>
      <text:p text:style-name="P9">Большинство сайтов имеют функцию поиска, но стараются максимально препятствовать ее использованию. </text:p>
      <text:p text:style-name="P9">Даже лучшие поисковые системы обнаруживают нерелевантные совпадения, и <text:span text:style-name="T10">посетители</text:span> могут не знать, как эффективно использовать ваши <text:span text:style-name="T12">(поисковые системы)</text:span>. </text:p>
      <text:p text:style-name="P8">Логичные, четко размещенные ссылки, скорее всего, помогут посетителям найти то, что они хотят.</text:p>
      <text:p text:style-name="P10"/>
      <text:p text:style-name="P13"><text:span text:style-name="T12">8.</text:span>Маршруты входа </text:p>
      <text:p text:style-name="P13"/>
      <text:p text:style-name="P12">Предоставьте несколько путей <text:span text:style-name="T11">на вашем сайте</text:span> чтобы посетители не ограничивались одним стилем <text:span text:style-name="T11">навигации</text:span>. </text:p>
      <text:p text:style-name="P12">Для большинства сайтов выпадающее навигационное меню является простым дополнением, которое предлагает альтернативный маршрут по вашим страницам, не тратя места.</text:p>
      <text:p text:style-name="P11"/>
      <text:p text:style-name="P11">9. <text:span text:style-name="T11">Перегрузка возможностями</text:span></text:p>
      <text:p text:style-name="P11"/>
      <text:p text:style-name="P11">Не перегружайте посетителей, представляя десятки мест, куда они могут пойти. Большое количество вариантов не обязательно является хорошей вещь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9T16:56:18.516232963</meta:creation-date>
    <dc:date>2020-12-09T18:47:51.773994922</dc:date>
    <meta:editing-duration>PT5M58S</meta:editing-duration>
    <meta:editing-cycles>1</meta:editing-cycles>
    <meta:document-statistic meta:table-count="0" meta:image-count="0" meta:object-count="0" meta:page-count="2" meta:paragraph-count="30" meta:word-count="485" meta:character-count="3600" meta:non-whitespace-character-count="3127"/>
    <meta:generator>LibreOffice/6.0.7.3$Linux_X86_64 LibreOffice_project/00m0$Build-3</meta:generator>
  </office:meta>
</office:document-meta>
</file>